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bfa3d" officeooo:paragraph-rsid="001bfa3d" style:font-size-asian="15.75pt" style:font-size-complex="18pt"/>
    </style:style>
    <style:style style:name="P2" style:family="paragraph" style:parent-style-name="Standard">
      <style:paragraph-properties fo:text-align="start" style:justify-single-word="false"/>
      <style:text-properties fo:font-size="12pt" officeooo:rsid="001bfa3d" officeooo:paragraph-rsid="001bfa3d" style:font-size-asian="10.5pt" style:font-size-complex="12pt"/>
    </style:style>
    <style:style style:name="P3" style:family="paragraph" style:parent-style-name="Standard">
      <style:paragraph-properties fo:text-align="start" style:justify-single-word="false"/>
      <style:text-properties fo:font-size="14pt" officeooo:rsid="001bfa3d" officeooo:paragraph-rsid="001bfa3d" style:font-size-asian="12.25pt" style:font-size-complex="14pt"/>
    </style:style>
    <style:style style:name="P4" style:family="paragraph" style:parent-style-name="Standard">
      <style:paragraph-properties fo:text-align="start" style:justify-single-word="false"/>
      <style:text-properties fo:font-size="14pt" style:text-underline-style="none" officeooo:rsid="001bfa3d" officeooo:paragraph-rsid="001bfa3d" style:font-size-asian="12.25pt" style:font-size-complex="14pt"/>
    </style:style>
    <style:style style:name="P5" style:family="paragraph" style:parent-style-name="Standard">
      <style:paragraph-properties fo:text-align="start" style:justify-single-word="false"/>
      <style:text-properties fo:font-size="14pt" style:text-underline-style="none" officeooo:rsid="001d3b8d" officeooo:paragraph-rsid="001d3b8d" style:font-size-asian="12.25pt" style:font-size-complex="14pt"/>
    </style:style>
    <style:style style:name="P6" style:family="paragraph" style:parent-style-name="Standard" style:list-style-name="L1">
      <style:paragraph-properties fo:text-align="start" style:justify-single-word="false"/>
      <style:text-properties fo:font-size="14pt" style:text-underline-style="none" officeooo:rsid="001ef6cb" officeooo:paragraph-rsid="001ef6cb" style:font-size-asian="12.25pt" style:font-size-complex="14pt"/>
    </style:style>
    <style:style style:name="P7" style:family="paragraph" style:parent-style-name="Standard" style:list-style-name="L1">
      <style:paragraph-properties fo:text-align="start" style:justify-single-word="false"/>
      <style:text-properties fo:font-size="14pt" style:text-underline-style="none" officeooo:rsid="001fcaf8" officeooo:paragraph-rsid="001fcaf8" style:font-size-asian="12.25pt" style:font-size-complex="14pt"/>
    </style:style>
    <style:style style:name="P8" style:family="paragraph" style:parent-style-name="Standard">
      <style:paragraph-properties fo:text-align="start" style:justify-single-word="false"/>
      <style:text-properties fo:font-size="14pt" style:text-underline-style="solid" style:text-underline-width="auto" style:text-underline-color="font-color" officeooo:rsid="001d3b8d" officeooo:paragraph-rsid="001d3b8d" style:font-size-asian="12.25pt" style:font-size-complex="14pt"/>
    </style:style>
    <style:style style:name="T1" style:family="text">
      <style:text-properties fo:font-size="12pt" style:font-size-asian="10.5pt" style:font-size-complex="12pt"/>
    </style:style>
    <style:style style:name="T2" style:family="text">
      <style:text-properties fo:font-size="12pt" officeooo:rsid="001cdc16" style:font-size-asian="10.5pt" style:font-size-complex="12pt"/>
    </style:style>
    <style:style style:name="T3" style:family="text">
      <style:text-properties fo:font-size="12pt" officeooo:rsid="001ef6cb" style:font-size-asian="10.5pt" style:font-size-complex="12pt"/>
    </style:style>
    <style:style style:name="T4" style:family="text">
      <style:text-properties fo:font-size="12pt" officeooo:rsid="001fcaf8" style:font-size-asian="10.5pt" style:font-size-complex="12pt"/>
    </style:style>
    <style:style style:name="T5" style:family="text">
      <style:text-properties fo:font-size="12pt" officeooo:rsid="002098a7" style:font-size-asian="10.5pt" style:font-size-complex="12pt"/>
    </style:style>
    <style:style style:name="T6" style:family="text">
      <style:text-properties fo:font-size="12pt" style:text-underline-style="solid" style:text-underline-width="auto" style:text-underline-color="font-color" style:font-size-asian="10.5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Algorithmie de Graphe</text:p>
      <text:p text:style-name="P1">IN403</text:p>
      <text:p text:style-name="P3"/>
      <text:p text:style-name="P3">Projet réalisé par Jean Destribois</text:p>
      <text:p text:style-name="P3"/>
      <text:p text:style-name="P2"/>
      <text:p text:style-name="P3"/>
      <text:p text:style-name="P3"><text:span text:style-name="T6">Compilation et exécution :</text:span></text:p>
      <text:p text:style-name="P4"><text:span text:style-name="T1"><text:tab/></text:span></text:p>
      <text:p text:style-name="P4"><text:span text:style-name="T1"><text:tab/>Pour compiler le projet, il existe la commande « make build » permettant de compiler tout les fichiers et créer un exécutable.</text:span></text:p>
      <text:p text:style-name="P4"><text:span text:style-name="T1"><text:tab/>Pour exécuter le projet, il existe la commande « make </text:span><text:span text:style-name="T2">run</text:span><text:span text:style-name="T1"> » permettant d’exécuter le lien creé avec les trois fichiers .</text:span><text:span text:style-name="T2">ski en argument.</text:span></text:p>
      <text:p text:style-name="P4"><text:span text:style-name="T2"><text:tab/>Sinon en tapant la commande « make » seule, il fera un « clean », un « build » et enfin un « run ».</text:span></text:p>
      <text:p text:style-name="P4"><text:span text:style-name="T2"/></text:p>
      <text:p text:style-name="P8"><text:span text:style-name="T2">C</text:span><text:span text:style-name="T1">hoix spécifique du projet :</text:span></text:p>
      <text:p text:style-name="P8"><text:span text:style-name="T1"/></text:p>
      <text:p text:style-name="P5"><text:span text:style-name="T1"><text:tab/>Compte tenu de la complexité et la richesse de la station, il était plus intéressant à mes yeux de rentrer toutes les données des pistes, des remontées et des lieux (croisement, ville et point important) dans des fichiers qu’on donnerais en argument lors de l’exécution du programme. C’est pourquoi il y a 3 fichiers accompagnant les fichiers .h et .c dans le projet : piste.ski remontee.ski et lieu.ski.</text:span></text:p>
      <text:p text:style-name="P5"><text:span text:style-name="T1"><text:tab/></text:span><text:span text:style-name="T3">J’ai donc créé plusieurs structure et plusieurs énumérations pour me permettre de stocker les différentes informations de la station :</text:span></text:p>
      <text:list xml:id="list5053234538293650651" text:style-name="L1">
        <text:list-item>
          <text:p text:style-name="P6"><text:span text:style-name="T1">une enum « niveau_t » pour stocker le niveau du joueur</text:span></text:p>
        </text:list-item>
        <text:list-item>
          <text:p text:style-name="P6"><text:span text:style-name="T1">une enum « difficulté_t » </text:span><text:span text:style-name="T4">pour stocker la difficulté d’une piste</text:span></text:p>
        </text:list-item>
        <text:list-item>
          <text:p text:style-name="P7"><text:span text:style-name="T1">une enum « typeRemonte_t » pour stocker le type d’une remontée mécanique</text:span></text:p>
        </text:list-item>
        <text:list-item>
          <text:p text:style-name="P7"><text:span text:style-name="T1">une liste chaînée PISTE pour stocker des piste</text:span></text:p>
        </text:list-item>
        <text:list-item>
          <text:p text:style-name="P7"><text:span text:style-name="T1">une liste chaînée REMONTEE pour stocker des remontée mécanique</text:span></text:p>
        </text:list-item>
        <text:list-item>
          <text:p text:style-name="P7"><text:span text:style-name="T1">une structure LIEU pour stocker un lieu</text:span></text:p>
        </text:list-item>
        <text:list-item>
          <text:p text:style-name="P7"><text:span text:style-name="T1">une structure CONNECTION prenant un PISTE et un REMONTEE (les pistes et les remontées connecté à un lieu</text:span></text:p>
        </text:list-item>
        <text:list-item>
          <text:p text:style-name="P7"><text:span text:style-name="T1">une structure GRAPHE stockant dans un tableau de LIEU tout les lieux et stockant toutes les pistes, les remontées mécanique de la station et la manière dont elles sont connectées dans un tableau à deux dimensions de CONNECTION (matrice d’adjacence)</text:span></text:p>
        </text:list-item>
        <text:list-item>
          <text:p text:style-name="P7"><text:span text:style-name="T1">une structure skieur pour stocker les informations du skieur </text:span></text:p>
        </text:list-item>
      </text:list>
      <text:p text:style-name="P5"><text:span text:style-name="T1"><text:tab/></text:span></text:p>
      <text:p text:style-name="P4"><text:span text:style-name="T2"/></text:p>
      <text:p text:style-name="P8"><text:span text:style-name="T2">D</text:span><text:span text:style-name="T1">éroulement du projet :</text:span></text:p>
      <text:p text:style-name="P8"><text:span text:style-name="T1"/></text:p>
      <text:p text:style-name="P5"><text:span text:style-name="T1"><text:tab/></text:span><text:span text:style-name="T4">On arrive premièrement dans le main() qui vérifie s’il y a le bon nombre d’argument donnés lors de l’exécution. Puis on crée un GRAPHE station qui va stocker toute les informations de la station grâce à la fonction construireGraphe() qui lit dans chaque fichier .ski et qui renseigne chaque <text:s/></text:span><text:span text:style-name="T5">éléments de la structure. Puis on crée un SKIEUR skieur qui va se remplir grâce à la fonction demandeInfo() qui demande et prend le niveau du skieur, le point de départ et le point d’arrivé en ligne de commande. On crée alors un tableau d’entier IDpere qui stocke les père pour l’algorithme de Dijkstra. On effectue alors l’algoritme de Dijkstra sur le GRAPHE station (via la fonction </text:span><text:soft-page-break/><text:span text:style-name="T5">Dijkstra) en créant le GRAPHE chemin qui va stocker tout les plus court chemin du départ demandé avec tout les autres lieux (sommet du graphe). Puis, dans la fonction itinéraire, affiche le plus court trajet entre le point de départ et le point d’arrivé demandé. Et pour finir on libère toute la mémoire alloué et on sort du programme.</text:span></text:p>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3T22:35:54.814324469</meta:creation-date>
    <dc:date>2018-05-03T23:34:30.214399995</dc:date>
    <meta:editing-duration>PT7M2S</meta:editing-duration>
    <meta:editing-cycles>3</meta:editing-cycles>
    <meta:generator>LibreOffice/5.2.7.2$Linux_x86 LibreOffice_project/20m0$Build-2</meta:generator>
    <meta:document-statistic meta:table-count="0" meta:image-count="0" meta:object-count="0" meta:page-count="2" meta:paragraph-count="23" meta:word-count="491" meta:character-count="2822" meta:non-whitespace-character-count="2351"/>
  </office:meta>
</office:document-meta>
</file>